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xml:id="id2" draw:id="id2" draw:layer="layout" svg:width="4.528cm" svg:height="5.829cm" svg:x="1.66cm" svg:y="5.099cm">
          <text:p text:style-name="P1"><text:span text:style-name="T1">game</text:span></text:p>
          <text:p text:style-name="P1"><text:span text:style-name="T2"/></text:p>
          <text:p text:style-name="P2"><text:span text:style-name="T2">players: Array</text:span></text:p>
          <text:p text:style-name="P2"><text:span text:style-name="T2">board: Board</text:span></text:p>
          <text:p text:style-name="P2"><text:span text:style-name="T2"/></text:p>
          <text:p text:style-name="P2"><text:span text:style-name="T2">play()</text:span></text:p>
          <text:p text:style-name="P2"><text:span text:style-name="T2">displayMove(move_color)</text:span></text:p>
          <text:p text:style-name="P2"><text:span text:style-name="T2">getMove(color)</text:span></text:p>
          <text:p text:style-name="P2"><text:span text:style-name="T2">userMove(color)</text:span></text:p>
          <text:p text:style-name="P2"><text:span text:style-name="T2">computerMove(color)</text:span></text:p>
          <text:p text:style-name="P2"><text:span text:style-name="T2">randomMove(color)</text:span></text:p>
          <text:p text:style-name="P2"><text:span text:style-name="T2">Pause()</text:span></text:p>
          <text:p text:style-name="P2"><text:span text:style-name="T2">endGame()</text:span></text:p>
        </draw:rect>
        <draw:line draw:style-name="gr2" draw:text-style-name="P1" draw:layer="layout" svg:x1="1.64cm" svg:y1="5.749cm" svg:x2="6.169cm" svg:y2="5.749cm">
          <text:p/>
        </draw:line>
        <draw:line draw:style-name="gr2" draw:text-style-name="P1" draw:layer="layout" svg:x1="1.641cm" svg:y1="7.049cm" svg:x2="6.17cm" svg:y2="7.049cm">
          <text:p/>
        </draw:line>
        <draw:rect draw:style-name="gr1" draw:text-style-name="P3" xml:id="id1" draw:id="id1" draw:layer="layout" svg:width="5.276cm" svg:height="10.553cm" svg:x="8.46cm" svg:y="5.1cm">
          <text:p text:style-name="P1"><text:span text:style-name="T1">board</text:span></text:p>
          <text:p text:style-name="P1"><text:span text:style-name="T2"/></text:p>
          <text:p text:style-name="P2"><text:span text:style-name="T2">pieces: Array[Piece]</text:span></text:p>
          <text:p text:style-name="P2"><text:span text:style-name="T2">display: Display</text:span></text:p>
          <text:p text:style-name="P2"><text:span text:style-name="T2">notation: Notation</text:span></text:p>
          <text:p text:style-name="P2"><text:span text:style-name="T2"/></text:p>
          <text:p text:style-name="P2"><text:span text:style-name="T2">Setup()</text:span></text:p>
          <text:p text:style-name="P2"><text:span text:style-name="T2">LoadHistory()</text:span></text:p>
          <text:p text:style-name="P2"><text:span text:style-name="T2">display_history()</text:span></text:p>
          <text:p text:style-name="P2"><text:span text:style-name="T2">getPieceAt(position)</text:span></text:p>
          <text:p text:style-name="P2"><text:span text:style-name="T2">getPiece(char, color)</text:span></text:p>
          <text:p text:style-name="P2"><text:span text:style-name="T2">getActivePieces(color)</text:span></text:p>
          <text:p text:style-name="P2"><text:span text:style-name="T2">placePiece(piece, position)</text:span></text:p>
          <text:p text:style-name="P2"><text:span text:style-name="T2">move(an, color)</text:span></text:p>
          <text:p text:style-name="P2"><text:span text:style-name="T2">movePiece(piece, position,</text:span></text:p>
          <text:p text:style-name="P2"><text:span text:style-name="T2"><text:s text:c="6"/></text:span><text:span text:style-name="T2">check_check=1)</text:span></text:p>
          <text:p text:style-name="P2"><text:span text:style-name="T2">updatePossibleMoves(self)</text:span></text:p>
          <text:p text:style-name="P2"><text:span text:style-name="T2">possibleMoves(piece,</text:span></text:p>
          <text:p text:style-name="P2"><text:span text:style-name="T2"><text:s text:c="5"/></text:span><text:span text:style-name="T2">check_check=1)</text:span></text:p>
          <text:p text:style-name="P2"><text:span text:style-name="T2">purgeCheckMoves(piece)</text:span></text:p>
          <text:p text:style-name="P2"><text:span text:style-name="T2">purgeCheckMovesKing(king)</text:span></text:p>
          <text:p text:style-name="P2"><text:span text:style-name="T2">_validateNotInCheck0(piece)</text:span></text:p>
          <text:p text:style-name="P2"><text:span text:style-name="T2">_getMoveDestinations(piece,</text:span></text:p>
          <text:p text:style-name="P2"><text:span text:style-name="T2"><text:s text:c="4"/></text:span><text:span text:style-name="T2">move_op)</text:span></text:p>
          <text:p text:style-name="P2"><text:span text:style-name="T2">_okayToCastle(piece,</text:span></text:p>
          <text:p text:style-name="P2"><text:span text:style-name="T2"><text:s text:c="6"/></text:span><text:span text:style-name="T2">direction)</text:span></text:p>
          <text:p text:style-name="P2"><text:span text:style-name="T2"/></text:p>
        </draw:rect>
        <draw:line draw:style-name="gr2" draw:text-style-name="P1" draw:layer="layout" svg:x1="8.44cm" svg:y1="5.75cm" svg:x2="13.725cm" svg:y2="5.75cm">
          <text:p/>
        </draw:line>
        <draw:line draw:style-name="gr2" draw:text-style-name="P1" draw:layer="layout" svg:x1="8.441cm" svg:y1="7.45cm" svg:x2="13.726cm" svg:y2="7.45cm">
          <text:p/>
        </draw:line>
        <draw:connector draw:style-name="gr3" draw:text-style-name="P1" draw:layer="layout" svg:x1="8.46cm" svg:y1="10.376cm" svg:x2="6.188cm" svg:y2="8.013cm" draw:start-shape="id1" draw:end-shape="id2" svg:d="M8460 10376h-1136v-2363h-1136">
          <text:p/>
        </draw:connector>
        <draw:rect draw:style-name="gr1" draw:text-style-name="P3" draw:layer="layout" svg:width="4.053cm" svg:height="2.455cm" svg:x="15.455cm" svg:y="8.101cm">
          <text:p text:style-name="P1"><text:span text:style-name="T1">piece</text:span></text:p>
          <text:p text:style-name="P1"><text:span text:style-name="T2"/></text:p>
          <text:p text:style-name="P2"><text:span text:style-name="T2"/></text:p>
        </draw:rect>
        <draw:line draw:style-name="gr2" draw:text-style-name="P1" draw:layer="layout" svg:x1="15.44cm" svg:y1="8.751cm" svg:x2="19.499cm" svg:y2="8.751cm">
          <text:p/>
        </draw:line>
        <draw:line draw:style-name="gr2" draw:text-style-name="P1" xml:id="id4" draw:id="id4" draw:layer="layout" svg:x1="15.441cm" svg:y1="9.551cm" svg:x2="19.5cm" svg:y2="9.551cm">
          <text:p/>
        </draw:line>
        <draw:rect draw:style-name="gr1" draw:text-style-name="P3" xml:id="id5" draw:id="id5" draw:layer="layout" svg:width="4.053cm" svg:height="2.455cm" svg:x="15.455cm" svg:y="11.802cm">
          <text:p text:style-name="P1"><text:span text:style-name="T1">display</text:span></text:p>
          <text:p text:style-name="P1"><text:span text:style-name="T2"/></text:p>
          <text:p text:style-name="P2"><text:span text:style-name="T2"/></text:p>
        </draw:rect>
        <draw:line draw:style-name="gr2" draw:text-style-name="P1" draw:layer="layout" svg:x1="15.44cm" svg:y1="12.452cm" svg:x2="19.499cm" svg:y2="12.452cm">
          <text:p/>
        </draw:line>
        <draw:line draw:style-name="gr2" draw:text-style-name="P1" draw:layer="layout" svg:x1="15.441cm" svg:y1="13.252cm" svg:x2="19.5cm" svg:y2="13.252cm">
          <text:p/>
        </draw:line>
        <draw:rect draw:style-name="gr1" draw:text-style-name="P3" xml:id="id6" draw:id="id6" draw:layer="layout" svg:width="4.053cm" svg:height="2.455cm" svg:x="15.455cm" svg:y="15.803cm">
          <text:p text:style-name="P1"><text:span text:style-name="T1">notation</text:span></text:p>
          <text:p text:style-name="P1"><text:span text:style-name="T2"/></text:p>
          <text:p text:style-name="P2"><text:span text:style-name="T2"/></text:p>
        </draw:rect>
        <draw:line draw:style-name="gr2" draw:text-style-name="P1" draw:layer="layout" svg:x1="15.44cm" svg:y1="16.453cm" svg:x2="19.499cm" svg:y2="16.453cm">
          <text:p/>
        </draw:line>
        <draw:line draw:style-name="gr2" draw:text-style-name="P1" draw:layer="layout" svg:x1="15.441cm" svg:y1="17.253cm" svg:x2="19.5cm" svg:y2="17.253cm">
          <text:p/>
        </draw:line>
        <draw:rect draw:style-name="gr1" draw:text-style-name="P3" xml:id="id3" draw:id="id3" draw:layer="layout" svg:width="5.276cm" svg:height="2.455cm" svg:x="8.36cm" svg:y="19.904cm">
          <text:p text:style-name="P1"><text:span text:style-name="T1">strategy</text:span></text:p>
          <text:p text:style-name="P1"><text:span text:style-name="T2"/></text:p>
          <text:p text:style-name="P2"><text:span text:style-name="T2"/></text:p>
        </draw:rect>
        <draw:line draw:style-name="gr2" draw:text-style-name="P1" draw:layer="layout" svg:x1="8.34cm" svg:y1="20.554cm" svg:x2="13.625cm" svg:y2="20.554cm">
          <text:p/>
        </draw:line>
        <draw:line draw:style-name="gr2" draw:text-style-name="P1" draw:layer="layout" svg:x1="8.341cm" svg:y1="21.354cm" svg:x2="13.626cm" svg:y2="21.354cm">
          <text:p/>
        </draw:line>
        <draw:connector draw:style-name="gr3" draw:text-style-name="P1" draw:layer="layout" draw:line-skew="-0.295cm" svg:x1="8.36cm" svg:y1="21.131cm" svg:x2="6.188cm" svg:y2="8.013cm" draw:start-shape="id3" draw:end-shape="id2" svg:d="M8360 21131h-1381v-13118h-791">
          <text:p/>
        </draw:connector>
        <draw:connector draw:style-name="gr3" draw:text-style-name="P1" draw:layer="layout" svg:x1="15.441cm" svg:y1="9.551cm" svg:x2="13.736cm" svg:y2="10.376cm" draw:start-shape="id4" draw:end-shape="id1" svg:d="M15441 9551h-852v825h-853">
          <text:p/>
        </draw:connector>
        <draw:connector draw:style-name="gr3" draw:text-style-name="P1" draw:layer="layout" svg:x1="15.455cm" svg:y1="13.029cm" svg:x2="13.736cm" svg:y2="10.376cm" draw:start-shape="id5" draw:end-shape="id1" svg:d="M15455 13029h-859v-2653h-860">
          <text:p/>
        </draw:connector>
        <draw:connector draw:style-name="gr3" draw:text-style-name="P1" draw:layer="layout" svg:x1="15.455cm" svg:y1="17.03cm" svg:x2="13.736cm" svg:y2="10.376cm" draw:start-shape="id6" draw:end-shape="id1" svg:d="M15455 17030h-859v-6654h-860">
          <text:p/>
        </draw:connector>
        <draw:connector draw:style-name="gr4" draw:text-style-name="P3" draw:layer="layout" draw:line-skew="0.385cm" svg:x1="11.098cm" svg:y1="15.653cm" svg:x2="17.481cm" svg:y2="18.258cm" draw:start-shape="id1" draw:end-shape="id6" draw:end-glue-point="2" svg:d="M11098 15653v3491h6383v-886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Circular</text:span></text:p>
          <text:p text:style-name="P1"><text:span text:style-name="T2">Reference</text:span></text:p>
        </draw:connector>
        <draw:connector draw:style-name="gr4" draw:text-style-name="P1" draw:layer="layout" draw:line-skew="-2.811cm" svg:x1="15.455cm" svg:y1="17.03cm" svg:x2="6.188cm" svg:y2="8.013cm" draw:start-shape="id6" draw:end-shape="id2" svg:d="M15455 17030h-7444v-9017h-1823">
          <text:p text:style-name="P1"><text:s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nk</meta:initial-creator>
    <meta:creation-date>2021-05-04T21:44:20</meta:creation-date>
    <dc:date>2021-05-28T21:11:28</dc:date>
    <dc:creator>David Link</dc:creator>
    <meta:editing-duration>PT21M13S</meta:editing-duration>
    <meta:editing-cycles>5</meta:editing-cycles>
    <meta:generator>OpenOffice/4.1.7$Unix OpenOffice.org_project/417m1$Build-9800</meta:generator>
    <meta:document-statistic meta:object-count="25"/>
  </office:meta>
</office:document-meta>
</file>